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 style:list-style-name="L1">
      <style:text-properties fo:font-weight="bold" style:font-weight-asian="bold" style:font-weight-complex="bold"/>
    </style:style>
    <style:style style:name="P15" style:family="paragraph" style:parent-style-name="Standard" style:list-style-name="L2">
      <style:text-properties fo:font-weight="normal" style:font-weight-asian="normal" style:font-weight-complex="normal"/>
    </style:style>
    <style:style style:name="P16" style:family="paragraph" style:parent-style-name="Standard" style:list-style-name="L3">
      <style:text-properties fo:font-weight="normal" style:font-weight-asian="normal" style:font-weight-complex="normal"/>
    </style:style>
    <style:style style:name="P17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18" style:family="paragraph" style:parent-style-name="Standard" style:list-style-name="L4"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<text:span text:style-name="T1">5 miles</text:span>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3500102994040485771" text:style-name="L1">
        <text:list-item>
          <text:list>
            <text:list-header>
              <text:p text:style-name="P14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1914296614156389485" text:style-name="L2">
        <text:list-item>
          <text:list>
            <text:list-header>
              <text:p text:style-name="P15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4421711520379133290" text:style-name="L3">
        <text:list-item>
          <text:list>
            <text:list-header>
              <text:p text:style-name="P16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plan to run the Mind the Ducks 12 hour on May 14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  <text:p text:style-name="P6"/>
      <text:p text:style-name="P7">I just entered the Mind Your Ducks 12 Hour. <text:s/>It's in 7 weeks. </text:p>
      <text:p text:style-name="P7"/>
      <text:p text:style-name="P6">Mon 3/28/16: <text:span text:style-name="T1">4.85 miles</text:span></text:p>
      <text:p text:style-name="P6">½ mile to the Wise Center. <text:s/>1 mile on indoor track with no shoes, 4:39+4:15 = 8:54, rested 5 minutes.</text:p>
      <text:p text:style-name="P6">On treadmill ¾ mile in 6:00. <text:s/>I was going to run more at that pace but my leg tightened a little below my right groin. <text:s/>Rested a few minutes and massaged my leg. <text:s/>I walked and ran 2.6 miles on the treadmill. <text:s/>I walked enough to keep the average pace near 12:00/mi.</text:p>
      <text:p text:style-name="P6"/>
      <text:p text:style-name="P6">Tues 3/29/16: <text:span text:style-name="T1">4 miles</text:span></text:p>
      <text:p text:style-name="P6">I have been massaging my right leg where it tightened yesterday. <text:s/>It still is somewhat tight.</text:p>
      <text:p text:style-name="P6">I ran and walked 1 mile to the outdoor track, 2 miles on the track and 1 mile home. I walked enough to keep average pace near 11:50/mi.</text:p>
      <text:p text:style-name="P6"/>
      <text:p text:style-name="P6">Wed 3/30/16: <text:span text:style-name="T1">8 miles</text:span></text:p>
      <text:p text:style-name="P6">I have been massaging my right leg. <text:s/>It seems to be all better.</text:p>
      <text:p text:style-name="P6">I ran and walked walked 7 miles on slightly hilly roads and 1 mile on the outdoor track. I walked about 0.1 miles during every ½ mile. <text:s/>This kept the average pace near 11:20/mi</text:p>
      <text:p text:style-name="P6"/>
      <text:p text:style-name="P6">Thur 3/31/16: <text:span text:style-name="T1">7 miles</text:span></text:p>
      <text:p text:style-name="P6">I started a tempo run 3 days ago but had to stop because of tightness in my right leg. <text:s/>I have been massaging the left side of my right upper leg from my groin to my knee and I think I am ready to try the tempo run again. <text:s/>From the two Jack Daniels papers I mention in my website, I determine the pace for the tempo run should be 8:00/mi.</text:p>
      <text:p text:style-name="P6">Warmup: I ran a mile on the indoor track: (4:38+3:58=8:36.5). <text:s/>Rest 4 minutes.</text:p>
      <text:p text:style-name="P6">On a treadmill:</text:p>
      <text:p text:style-name="P6">½ mile in 4:30 at various paces including some as fast as 7:13/mi. Rested 4 minutes and massaged leg.</text:p>
      <text:p text:style-name="P6">¼ mile in 2:30 as a lead into the tempo run. <text:s/></text:p>
      <text:p text:style-name="P6">A 3 mile tempo run in 24:00 or 8:00/mi. <text:s/>My leg felt just slightly sore but was not a worry.</text:p>
      <text:p text:style-name="P6">¼ mile warm down. Rested 4 minutes.</text:p>
      <text:p text:style-name="P6">On indoor track I ran and walked 1.5 miles in 18:00: 1/8 mile run+1/8 mile walk then repeat 5 more times.</text:p>
      <text:p text:style-name="P6">½ mile jog home. </text:p>
      <text:p text:style-name="P6"/>
      <text:p text:style-name="P6">Fri 4/1/16: <text:span text:style-name="T1">5 miles</text:span></text:p>
      <text:p text:style-name="P6">I am practicing pacing for MTD 12 Hour run. The first and last of the 5 miles I ran without walking. During each of the middle 3 miles I walked twice with enough walking to make the pace come out to be what I had planned it should be. <text:s/>These are some of the paces I will use during the 12 hours.</text:p>
      <text:p text:style-name="P6">Planned mile times:<text:tab/>10:50, 11:20, 11:50, 11:20, 10:50 </text:p>
      <text:p text:style-name="P6">Actual mile times:<text:tab/>10:40, 11:21, 11:52, 11:23, 10:43</text:p>
      <text:p text:style-name="P6">Today I ran on slightly hilly roads. <text:s/>The 12 hour run will be on a relatively flat loop. <text:s text:c="4"/></text:p>
      <text:p text:style-name="P6"><text:s/><text:span text:style-name="T1">44.85 miles in the last week</text:span> <text:s text:c="2"/></text:p>
      <text:p text:style-name="P8"><text:soft-page-break/>Sat 4/2/16: <text:span text:style-name="T1">5.5 miles</text:span></text:p>
      <text:p text:style-name="P8">I ran and walked on the indoor track. <text:s/>The first 5 miles I ran 330 yds and walked 110 yds and then repeated until I reached 5 miles. <text:s/>After that I went right into running a ½ mile in 4:23. <text:s/>While I was running and walking the 5 miles, my running pace was about 10:30/mi, my walking pace was about 14:30/mi and my overall pace was 11:30/mi.</text:p>
      <text:p text:style-name="P8"/>
      <text:p text:style-name="P8">Sun 4/3/16: <text:s/><text:span text:style-name="T1">6.5 miles</text:span></text:p>
      <text:p text:style-name="P8">On indoor track: ½ mile, 2:30+2:00=4:30; 1 minute rest, ½ mile, no shoes, 3:58; rest 4:00</text:p>
      <text:p text:style-name="P8">On treadmill:</text:p>
      <text:p text:style-name="P8">½ mile in 4:30 at various paces including 3x short pick ups at 7:00/mi pace</text:p>
      <text:p text:style-name="P8">rest 3:00</text:p>
      <text:p text:style-name="P8">6x1/2 mile with ¼ mile jog before each.</text:p>
      <text:p text:style-name="P8">Times for ½ miles: 3:57, 3:51, 3:45, 3:42, 3:40, 3:37 <text:s/>average about 3:45 </text:p>
      <text:p text:style-name="P8">The ¼ mile jogs averaged about 3:15. </text:p>
      <text:p text:style-name="P8">I finished my run on the treadmill with a ½ mile in 5:00.</text:p>
      <text:p text:style-name="P8"/>
      <text:p text:style-name="P8">Mon 4/4/16: <text:span text:style-name="T1">8 miles</text:span> </text:p>
      <text:p text:style-name="P8">On indoor track: I ran and walked 8 miles in 1:35:58. My running pace was about 10:30/mi, my walking pace was about 14:30/mi and my overall pace was 12:00/mi. <text:s/>During each mile I walked 4 times for a total of 3/8 mile of walking and 5/8 mile of running per mile.</text:p>
      <text:p text:style-name="P8"/>
      <text:p text:style-name="P9">My right knee is bothering me a little. <text:s/>I am wondering if this is because of all the walking I have included in my recent workouts. <text:s/>Or could it be due to the fact that I have had a number of workouts on the indoor track where the turns are tight. <text:s/>I am going to back off on the distance I cover over the next few days. <text:s/>I will also run without walking and not run on the indoor track.</text:p>
      <text:p text:style-name="P9"/>
      <text:p text:style-name="P9"><text:span text:style-name="T2">Tues 4/5/16:</text:span> 3 miles</text:p>
      <text:p text:style-name="P8">I jogged ½ miles to the Wise Center. <text:s/>On a treadmill I ran 2 miles in 18 minutes. <text:s/>Then I jogged ½ mile home. </text:p>
      <text:p text:style-name="P8"/>
      <text:p text:style-name="P8">Wed 4/6/16: <text:span text:style-name="T1">3.5 miles</text:span></text:p>
      <text:p text:style-name="P8">On a treadmill: 0.6 miles at 10:00/mi pace, rest 3 minutes, 2.5 miles at 9:00/mi, 0.4 miles at 10:00/mi</text:p>
      <text:p text:style-name="P8"/>
      <text:p text:style-name="P8">Thur 4/7/16; <text:span text:style-name="T1">5 miles</text:span></text:p>
      <text:p text:style-name="P8">½ mile jog: On treadmill: 3 miles at 9:00/mi, ½ mile in 5:10, ½ mile in 5:25, and ½ mile in 5:40</text:p>
      <text:p text:style-name="P8"/>
      <text:p text:style-name="P8">Fri 4/8/16; <text:span text:style-name="T1">5.5 miles</text:span></text:p>
      <text:p text:style-name="P8">½ mile jog </text:p>
      <text:p text:style-name="P8">On treadmill: 4 miles at 9:00/mi, 1 mile in 10:00</text:p>
      <text:p text:style-name="P8"/>
      <text:p text:style-name="P9">37 miles in the last week</text:p>
      <text:p text:style-name="P8"/>
      <text:p text:style-name="P10"><text:soft-page-break/>Sat 4/9/16: <text:span text:style-name="T1">5 miles</text:span></text:p>
      <text:p text:style-name="P10">½ mile jog</text:p>
      <text:p text:style-name="P10">On treadmill: ½ mile in 5:00, 3 miles at 9:00/mi, ½ mile in 5:00</text:p>
      <text:p text:style-name="P10">½ mile jog</text:p>
      <text:p text:style-name="P10"/>
      <text:p text:style-name="P11">My knee is feeling considerably better. <text:s/>The 9 minute miles I have been running on a treadmill during the past 5 workouts have helped. </text:p>
      <text:p text:style-name="P11"/>
      <text:p text:style-name="P10">Sun 4/10/16: <text:span text:style-name="T1">5.5 miles</text:span></text:p>
      <text:p text:style-name="P10">½ mile jog</text:p>
      <text:p text:style-name="P10">On treadmill: ½ mile in 5:00, 4 miles at 9:00/mi, ½ mile in 5:00</text:p>
      <text:p text:style-name="P10">My pulse at the end of each mile during the 4 mile run was:</text:p>
      <text:p text:style-name="P10">mile 1 <text:s/>?</text:p>
      <text:p text:style-name="P10">mile 2 <text:s/>137</text:p>
      <text:p text:style-name="P10">mile 3 <text:s/>140</text:p>
      <text:p text:style-name="P10">mile 4 <text:s/>138</text:p>
      <text:p text:style-name="P10"/>
      <text:p text:style-name="P10">Mon 4/11/16: <text:span text:style-name="T1">2.5 miles</text:span></text:p>
      <text:p text:style-name="P10">I ran 2.5 miles on roads and outdoor track at about 10:00/mi.</text:p>
      <text:p text:style-name="P10"/>
      <text:p text:style-name="P10">Tues 4/12/16: <text:span text:style-name="T1">3 miles</text:span></text:p>
      <text:p text:style-name="P10">I ran 3 miles on roads and outdoor track at about 10:10/mi.</text:p>
      <text:p text:style-name="P10"/>
      <text:p text:style-name="P10">Wed 4/13/16: 5<text:span text:style-name="T1"> miles</text:span></text:p>
      <text:p text:style-name="P10">I ran 5 miles on roads and outdoor track at about 10:28/mi.</text:p>
      <text:p text:style-name="P10"/>
      <text:p text:style-name="P10">Thur 4/14/16: <text:span text:style-name="T1">3 miles</text:span></text:p>
      <text:p text:style-name="P10">I ran 3 miles on roads and outdoor track at about 10:28/mi.</text:p>
      <text:p text:style-name="P10"/>
      <text:p text:style-name="P10">Fri 4/15/16: <text:span text:style-name="T1">31.6 miles</text:span></text:p>
      <text:p text:style-name="P10">I ran on the Allegheny College track practicing my pace for the MTD 12 hour in 4 weeks. <text:s/>My knee was fine. </text:p>
      <text:p text:style-name="P10">In 6 hours I ran and walked 50.8 kilometers.</text:p>
      <text:p text:style-name="P10"/>
      <text:p text:style-name="P10"><text:span text:style-name="T1">55.6 miles in the last week</text:span> <text:s/></text:p>
      <text:p text:style-name="P10"/>
      <text:p text:style-name="P8"/>
      <text:p text:style-name="P12"><text:soft-page-break/>Sat 4/16/16: <text:span text:style-name="T1">4.75 miles</text:span></text:p>
      <text:p text:style-name="P12">I ran 4 miles: One mile to the track and 3 miles on the track. I always run about 1 foot wide on a 400 meter track because this makes 4 laps come out to be 1 mile. <text:s/>I felt good today after yesterday's long run. <text:s/>Mile times: 9:52, 9:45, 9:17 and 4:29+4:06=8:35. <text:s/></text:p>
      <text:p text:style-name="P12">I walked 0.75 miles to warm down.</text:p>
      <text:p text:style-name="P12"/>
      <text:p text:style-name="P12">Sun 4/17/16: 7.5<text:span text:style-name="T1"> miles</text:span></text:p>
      <text:p text:style-name="P12">I ran 6 miles on the 2 mile “hill course”. <text:s/>The temperature was in the high 70's.</text:p>
      <text:p text:style-name="P12">Distance <text:s text:c="13"/>Net elevation <text:s text:c="6"/>Time</text:p>
      <text:p text:style-name="P12"><text:s/>(miles)<text:tab/> <text:s text:c="5"/>change (feet)</text:p>
      <text:p text:style-name="P12"><text:s text:c="5"/>1 <text:s text:c="6"/><text:tab/><text:tab/>- 315<text:tab/><text:tab/> <text:s/>9:18</text:p>
      <text:p text:style-name="P12"><text:s text:c="5"/>2<text:tab/><text:tab/><text:tab/>+315<text:tab/><text:tab/> 12:53<text:tab/><text:tab/><text:tab/></text:p>
      <text:p text:style-name="P12"><text:s text:c="5"/>3<text:tab/><text:tab/><text:tab/>+145<text:tab/><text:tab/> 11:25</text:p>
      <text:p text:style-name="P12"><text:s text:c="5"/>4<text:tab/><text:tab/><text:tab/>- 145<text:tab/><text:tab/> <text:s/>9:22</text:p>
      <text:p text:style-name="P12"><text:s text:c="5"/>5<text:tab/><text:tab/><text:tab/>- 315<text:tab/><text:tab/> <text:s/>8:49</text:p>
      <text:p text:style-name="P12"><text:s text:c="5"/>6<text:tab/><text:tab/><text:tab/>+315<text:tab/><text:tab/> 11:52</text:p>
      <text:p text:style-name="P12">time: 1:03:39 or 10:37/mile</text:p>
      <text:p text:style-name="P12">Later in the day I ran a half mile and walked a mile both at a good pace.</text:p>
      <text:p text:style-name="P12"/>
      <text:p text:style-name="P12">Mon 4/18/16: <text:span text:style-name="T1">5 miles</text:span></text:p>
      <text:p text:style-name="P12">I ran 5 miles on somewhat hilly roads. <text:s/>Time: 44:30 or 8:54/mi.</text:p>
      <text:p text:style-name="P12">Splits: 9:15, 9:10, 9:17, 8:40, 8:09</text:p>
      <text:p text:style-name="P12"/>
      <text:p text:style-name="P12">Tues 4/19/16: <text:span text:style-name="T1">4 miles</text:span></text:p>
      <text:p text:style-name="P12">I ran 1 mile to the track, walked and ran 2 miles on the track and 1 mile home.</text:p>
      <text:p text:style-name="P12">Splits: 10:15, 22:56, 10:20</text:p>
      <text:p text:style-name="P12">The middle 2 miles included about 4 and a half minutes of walking.</text:p>
      <text:p text:style-name="P12"/>
      <text:p text:style-name="P12">Wed 4/20/16: <text:span text:style-name="T1">33.2 miles</text:span></text:p>
      <text:p text:style-name="P12">I ran on the Allegheny College track practicing my pace and testing fluid and energy intake for the MTD 12 hour in 3.5 weeks. <text:s/></text:p>
      <text:p text:style-name="P12">In 6 hours I ran and walked 53.4 kilometers. <text:s/>This is a good deal further than last Friday mainly because I drank 160 ounces of fluid today which is a lot more than last Friday. <text:s/>Both times it was hot on the track. <text:s/>Also I had 200 calories for breakfast 2 hours before I ran, a 230 calorie Power Bar 1 hour before and 1000 calories in my energy drink and 3 gels during the run. <text:s/>I think this total of 1430 calories was just the right amount of calories for today's run.</text:p>
      <text:p text:style-name="P12"/>
      <text:p text:style-name="P12">Thur 4/21/16: <text:span text:style-name="T1">4 miles</text:span></text:p>
      <text:p text:style-name="P12">I ran 4 miles on hilly roads. <text:s/>The first 3 miles averaged 10:53/mile. <text:s/>The last mile was in 8:29.</text:p>
      <text:p text:style-name="P12"/>
      <text:p text:style-name="P12">Fri 4/22/16: <text:span text:style-name="T1">4 miles</text:span></text:p>
      <text:p text:style-name="P12">I ran the same course as yesterday. <text:s/>The first 3 miles averaged 9:04. <text:s/>The last mile <text:s/>was</text:p>
      <text:p text:style-name="P12">in 7:44. <text:s/>Time 34:56 or 8:44/mi. <text:s/>This was my fastest run on these hilly roads in a few years. <text:s/>I feel pretty much recovered from the long run two days ago. <text:s/>I have to be careful now not to overdo my training for the next three weeks.</text:p>
      <text:p text:style-name="P12"/>
      <text:p text:style-name="P13">62.45 miles in the last week</text:p>
      <text:p text:style-name="P8"/>
      <text:p text:style-name="P8"/>
      <text:p text:style-name="P8"><text:soft-page-break/>Sat 4/23/16: <text:span text:style-name="T1">2 miles</text:span></text:p>
      <text:p text:style-name="P8">I ran 2 miles on roads.</text:p>
      <text:p text:style-name="P8"/>
      <text:p text:style-name="P8">Sun 4/24/16: <text:span text:style-name="T1">4.5 miles</text:span></text:p>
      <text:p text:style-name="P8">I ran 2.25 miles on a slightly hilly 0.75 mile loop.</text:p>
      <text:p text:style-name="P8">Two hours later I ran 2.25 miles on hilly roads averaging 9:50/mi.</text:p>
      <text:p text:style-name="P8">This run included 1 x 0.25 miles and 1 x 0.31 miles up a relatively steep hill (4.2 % grade) at about 9:00/mi pace.</text:p>
      <text:p text:style-name="P8"/>
      <text:p text:style-name="P8">Mon 4/25/16: <text:span text:style-name="T1">4.5 miles</text:span></text:p>
      <text:p text:style-name="P8">I ran 4.5 miles on hilly roads averaging 9:29/mile. <text:s/></text:p>
      <text:p text:style-name="P8">This run included 4 x 0.25 miles uphill (4.2 % grade). Between these uphills I jogged 0.28 miles downhill.</text:p>
      <text:p text:style-name="P8">Times on uphills: 2:18, 2:11, 2:08 and 2:00. <text:s/>Average pace on uphills about 8:36/mi. <text:span text:style-name="T1"><text:s/></text:span></text:p>
      <text:p text:style-name="P9"/>
      <text:p text:style-name="P8">Tues 4/26/16: <text:span text:style-name="T1">4 miles </text:span></text:p>
      <text:p text:style-name="P8">I ran 4 miles on hilly roads averaging 9:52/mi</text:p>
      <text:p text:style-name="P8"/>
      <text:p text:style-name="P8">Wed 4/27/16: <text:s text:c="2"/><text:span text:style-name="T1">23.15 miles</text:span></text:p>
      <text:p text:style-name="P12">I ran on the Allegheny College track practicing my pace and testing fluid and energy intake for the MTD 12 hour in 2.5 weeks. </text:p>
      <text:p text:style-name="P12">Before running for 4 hours I walked ½ mile in about 6:40.</text:p>
      <text:p text:style-name="P12">After the run I walked 0.25 miles in about 3:36. </text:p>
      <text:p text:style-name="P12">In 4 hours I ran and walked 36.0 kilometers (22.4 miles). <text:s/>I drank 70 ounces of Gatorade today. <text:s text:c="2"/>Also I had 200 calories for breakfast 2 hours before I ran, a 217 calorie energy bar 1 hour before and <text:s/>about 490 calories in my drink. <text:s/>I think this total of 910 calories was the right amount of calories for today's run.</text:p>
      <text:p text:style-name="P12">Paces:</text:p>
      <text:p text:style-name="P12">Miles 1-9: <text:s text:c="10"/>9:59/mi <text:s text:c="4"/>no walking</text:p>
      <text:p text:style-name="P12">Miles 10-18: <text:s text:c="4"/>11:00/mi <text:s text:c="2"/>very little walking</text:p>
      <text:p text:style-name="P12">Miles <text:s/>19-22.4: 11:38/mi <text:s/>I walked about 150 yds at the beginning of each half mile. <text:s/>When I was running I ran faster than I was running during miles 10-18. <text:s/>This made my knees feel better. <text:s/></text:p>
      <text:p text:style-name="P12">These are the paces I want to use at the beginning of MTD 12 hour.</text:p>
      <text:p text:style-name="P12">I felt good at the end of the 4 hours. </text:p>
      <text:p text:style-name="P12"/>
      <text:p text:style-name="P12">Thur 4/28/16: 7<text:span text:style-name="T1"> miles</text:span></text:p>
      <text:p text:style-name="P12">I ran 5 miles on hilly roads. Splits: 9:57, 9:42, 9:24, 8:50, 8:50. <text:s/>Average pace 9:20/mi.</text:p>
      <text:p text:style-name="P12">The last ¼ mile was uphill (5.9 % grade) in 2:13.</text:p>
      <text:p text:style-name="P12">Four hours later I ran 2 miles on hilly roads in 21 minutes.</text:p>
      <text:p text:style-name="P12"/>
      <text:p text:style-name="P12">Fri 4/29/16: <text:span text:style-name="T1">5 miles</text:span></text:p>
      <text:p text:style-name="P12">I jogged ½ mile. <text:s/></text:p>
      <text:p text:style-name="P12">On indoor track: 4 x 0.5 miles with a ¼ mile jog after each 0.5 mile. <text:s/>The jogs averaged about 3:05.</text:p>
      <text:p text:style-name="P12">Times on the 0.5 mile runs: 4:25, 4:24, 4:35, 4:15</text:p>
      <text:p text:style-name="P12">I rested 2 minutes and then ran 1.5 miles on a treadmill averaging 9:00/mile</text:p>
      <text:p text:style-name="P12"/>
      <text:p text:style-name="P13">50.15 miles in the last week</text:p>
      <text:p text:style-name="P9"><text:soft-page-break/><text:span text:style-name="T2">Sat 4/30/16:</text:span> 4 miles <text:s text:c="122"/><text:span text:style-name="T2">I ran 4 miles on hilly roads averaging about 11:00/mile.</text:span></text:p>
      <text:p text:style-name="P8"/>
      <text:p text:style-name="P9"><text:span text:style-name="T2">Sun 5/1/16: </text:span>4 miles</text:p>
      <text:p text:style-name="P8">½ mile warm up</text:p>
      <text:p text:style-name="P8">On indoor track I ran and walked 3.5 miles averaging 11:10/mi. <text:s/>I walked about 110 yards at the beginning of each half mile.</text:p>
      <text:p text:style-name="P8"/>
      <text:p text:style-name="Standard"><text:span text:style-name="T5">Mon 5/2/16: </text:span><text:span text:style-name="T6">4 miles</text:span></text:p>
      <text:p text:style-name="Standard"><text:span text:style-name="T4">I walked and ran 4 miles averaging about 12:00/mi. On average I walked 1/6 mile and ran 1/3 <text:s text:c="3"/>mile during each ½ mile. <text:s/>I was walking at about 15:00/mi pace and running at about 10:30/mi.</text:span> </text:p>
      <text:p text:style-name="Standard"/>
      <text:p text:style-name="P8">Tue 5/3/16: <text:span text:style-name="T1">5 miles</text:span></text:p>
      <text:p text:style-name="P8">½ mile jog</text:p>
      <text:p text:style-name="P8">On indoor track: ½ mile in 4:45</text:p>
      <text:p text:style-name="P8">On treadmill: <text:s/>4 miles at 9:00/mi</text:p>
      <text:p text:style-name="P8">My pulse at the end of each mile during the 4 mile run was:</text:p>
      <text:p text:style-name="P8">mile 1 <text:s/>126</text:p>
      <text:p text:style-name="P8">mile 2 <text:s/>130</text:p>
      <text:p text:style-name="P8">mile 3 <text:s/>130</text:p>
      <text:p text:style-name="P8">mile 4 <text:s/>130</text:p>
      <text:p text:style-name="P8">Compare pulses to those on April 10, 2016. <text:s/>The lower pulses today may be because my fitness has improved.</text:p>
      <text:p text:style-name="P8"/>
      <text:p text:style-name="P8">Wed 5/4/16: <text:span text:style-name="T1">4 miles</text:span></text:p>
      <text:p text:style-name="P8">I ran 1 mile to the outdoor track, 2 miles on the track and 1 mile home in 35:52.</text:p>
      <text:p text:style-name="P8"/>
      <text:p text:style-name="P8">Thur 5/5/16: <text:span text:style-name="T1">5.9 miles</text:span></text:p>
      <text:p text:style-name="P8">½ mile on roads downhill</text:p>
      <text:p text:style-name="P8">On indoor track: ½ mile in 4:47</text:p>
      <text:p text:style-name="P8">On treadmill: 2 miles at 9:00/mi</text:p>
      <text:p text:style-name="P8">½ mile on roads uphill</text:p>
      <text:p text:style-name="P8">7 hours later I ran on a paved trail:</text:p>
      <text:list xml:id="list1724985483400027535" text:style-name="L4">
        <text:list-item>
          <text:list>
            <text:list-item>
              <text:p text:style-name="P18">mile warmup and 2 miles in 9:00 and 9:34.</text:p>
            </text:list-item>
          </text:list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5-05T17:08:21.40</dc:date>
    <dc:creator>James Lombardi</dc:creator>
    <meta:editing-duration>PT21H12M21S</meta:editing-duration>
    <meta:editing-cycles>105</meta:editing-cycles>
    <meta:document-statistic meta:table-count="0" meta:image-count="0" meta:object-count="0" meta:page-count="11" meta:paragraph-count="354" meta:word-count="3796" meta:character-count="19243"/>
  </office:meta>
</office:document-meta>
</file>